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Century Schoolbook L"/>
    </style:style>
    <style:style style:name="P2" style:family="paragraph" style:parent-style-name="Text_20_body">
      <style:text-properties style:font-name="Century Schoolbook L" officeooo:rsid="001baa88" officeooo:paragraph-rsid="001baa88"/>
    </style:style>
    <style:style style:name="P3" style:family="paragraph" style:parent-style-name="Text_20_body">
      <style:text-properties style:font-name="Century Schoolbook L" officeooo:paragraph-rsid="001baa88"/>
    </style:style>
    <style:style style:name="P4" style:family="paragraph" style:parent-style-name="Text_20_body">
      <style:text-properties officeooo:rsid="001ffb98" officeooo:paragraph-rsid="001ffb98"/>
    </style:style>
    <style:style style:name="P5" style:family="paragraph" style:parent-style-name="Text_20_body">
      <style:text-properties officeooo:paragraph-rsid="001ffb98"/>
    </style:style>
    <style:style style:name="P6" style:family="paragraph" style:parent-style-name="Subtitle">
      <style:text-properties style:font-name="Century Schoolbook L" officeooo:rsid="001baa88" officeooo:paragraph-rsid="001baa88"/>
    </style:style>
    <style:style style:name="P7" style:family="paragraph" style:parent-style-name="Text_20_body">
      <style:text-properties fo:font-variant="normal" fo:text-transform="none" fo:color="#000000" style:font-name="Century Schoolbook L" fo:letter-spacing="normal" officeooo:rsid="001ffb98" officeooo:paragraph-rsid="001ffb98" fo:background-color="#ffffff"/>
    </style:style>
    <style:style style:name="P8" style:family="paragraph" style:parent-style-name="Text_20_body">
      <style:text-properties style:font-name="Century Schoolbook L" officeooo:rsid="001ffb98" officeooo:paragraph-rsid="001ffb98"/>
    </style:style>
    <style:style style:name="P9" style:family="paragraph" style:parent-style-name="Heading_20_1">
      <style:text-properties style:font-name="Century Schoolbook L" officeooo:rsid="001baa88" officeooo:paragraph-rsid="001baa88"/>
    </style:style>
    <style:style style:name="T1" style:family="text">
      <style:text-properties fo:font-style="italic" officeooo:rsid="00217541" style:font-style-asian="italic" style:font-style-complex="italic"/>
    </style:style>
    <style:style style:name="T2" style:family="text">
      <style:text-properties fo:font-style="normal" officeooo:rsid="00217541" style:font-style-asian="normal" style:font-style-complex="normal"/>
    </style:style>
    <style:style style:name="T3" style:family="text">
      <style:text-properties style:font-name="Century Schoolbook L"/>
    </style:style>
    <style:style style:name="T4" style:family="text">
      <style:text-properties style:font-name="Century Schoolbook L" fo:font-style="italic" style:font-style-asian="italic" style:font-style-complex="italic"/>
    </style:style>
    <style:style style:name="T5" style:family="text">
      <style:text-properties style:font-name="Century Schoolbook L" fo:font-style="normal" style:font-style-asian="normal" style:font-style-complex="normal"/>
    </style:style>
    <style:style style:name="T6" style:family="text">
      <style:text-properties style:font-name="Century Schoolbook L" fo:font-style="normal" officeooo:rsid="00217541" style:font-style-asian="normal" style:font-style-complex="normal"/>
    </style:style>
    <style:style style:name="T7" style:family="text">
      <style:text-properties officeooo:rsid="002175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Python </text:p>
      <text:p text:style-name="P6">Lab Exercise <text:span text:style-name="T7">5</text:span></text:p>
      <text:p text:style-name="P2"/>
      <text:p text:style-name="P2"/>
      <text:h text:style-name="P9" text:outline-level="1">1. <text:s/><text:span text:style-name="T7">Classes</text:span></text:h>
      <text:p text:style-name="P3"/>
      <text:p text:style-name="P2"><text:span text:style-name="T7">In the data directory there is a file called </text:span><text:span text:style-name="T1">ebook2016.csv</text:span><text:span text:style-name="T2">. <text:s/>Use this file for the lab. </text:span></text:p>
      <text:p text:style-name="P7">A. <text:s/><text:span text:style-name="T7">Read the file. <text:s/>Create an </text:span><text:span text:style-name="T1">ebook</text:span><text:span text:style-name="T2"> object for each ebook listed. </text:span></text:p>
      <text:p text:style-name="P7">B. <text:s/><text:span text:style-name="T7">Create a dictionary that stores the ebook objects. <text:s/>Use the ISBN as the key. </text:span></text:p>
      <text:p text:style-name="P7">C. <text:s/>Allow the user to <text:span text:style-name="T7">query the dictionary, specifically, allow the user to specify only books that are available after a certain date. <text:s/>Use the </text:span><text:span text:style-name="T1">datetime</text:span><text:span text:style-name="T2"> module to help you. </text:span></text:p>
      <text:p text:style-name="P7">D. <text:s/><text:span text:style-name="T7">Allow the user to list only active books</text:span></text:p>
      <text:p text:style-name="P4"><text:span text:style-name="T3">E. <text:s/></text:span><text:span text:style-name="T6">Create a list of subjects from the Subject field. <text:s text:c="2"/>Use this to allow users to query books by subject.</text:span></text:p>
      <text:p text:style-name="P8">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officeooo:rsid="001d3f2b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22:33:30.421236405</meta:creation-date>
    <dc:date>2016-12-29T15:07:56.922313911</dc:date>
    <meta:editing-duration>PT19M35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109" meta:character-count="598" meta:non-whitespace-character-count="480"/>
  </office:meta>
</office:document-meta>
</file>